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CEC000009B1DBB261B62DB9ED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Lato" svg:font-family="Lato"/>
    <style:font-face style:name="Montserrat1" svg:font-family="Montserrat"/>
    <style:font-face style:name="Arial1" svg:font-family="Arial" style:font-pitch="variable"/>
    <style:font-face style:name="Caladea1" svg:font-family="Caladea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Inspiration-outline1" style:list-style-name="L4">
      <style:graphic-properties draw:stroke="none" svg:stroke-width="0cm" draw:fill="none" draw:textarea-vertical-align="top" draw:auto-grow-height="true" draw:fit-to-size="false" fo:min-height="11.793cm" fo:padding-top="0cm" fo:padding-bottom="0cm" fo:padding-left="0cm" fo:padding-right="0cm" fo:wrap-option="no-wrap"/>
    </style:style>
    <style:style style:name="pr2" style:family="presentation" style:parent-style-name="Inspiratio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3" style:family="presentation" style:parent-style-name="Inspiratio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text-indent="0cm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false"/>
      <style:text-properties fo:color="#121867" style:font-name="Lato" fo:font-size="20pt" style:font-name-asian="Lato" style:font-size-asian="20pt" style:font-name-complex="Lato" style:font-size-complex="20pt"/>
    </style:style>
    <style:style style:name="P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T1" style:family="text">
      <style:text-properties fo:color="#121867" style:font-name="Lato" fo:font-size="18pt" style:text-underline-style="none" style:font-name-asian="Lato" style:font-size-asian="18pt" style:font-name-complex="Lato" style:font-size-complex="18pt"/>
    </style:style>
    <style:style style:name="T2" style:family="text">
      <style:text-properties fo:color="#121867" style:font-name="Lato" fo:font-size="18pt" style:text-underline-style="solid" style:text-underline-width="auto" style:text-underline-color="font-color" style:font-name-asian="Lato" style:font-size-asian="18pt" style:font-name-complex="Lato" style:font-size-complex="18pt"/>
    </style:style>
    <style:style style:name="T3" style:family="text">
      <style:text-properties fo:color="#121867" style:font-name="Lato" fo:font-size="24pt" fo:font-weight="bold" style:font-name-asian="Lato" style:font-size-asian="24pt" style:font-weight-asian="bold" style:font-name-complex="Lato" style:font-size-complex="24pt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▸">
        <style:list-level-properties text:space-before="0.636cm" text:min-label-width="0.634cm"/>
        <style:text-properties style:font-name="Lato" fo:color="#1218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IS IS A SLIDE TITLE" draw:style-name="dp1" draw:master-page-name="Inspiration" presentation:presentation-page-layout-name="AL1T1">
        <office:forms form:automatic-focus="false" form:apply-design-mode="false"/>
        <draw:frame draw:name="Shape 91" presentation:style-name="pr1" draw:text-style-name="P2" draw:layer="layout" svg:width="16.272cm" svg:height="11.793cm" svg:x="2.328cm" svg:y="4.18cm" presentation:class="outline" presentation:user-transformed="true">
          <draw:text-box>
            <text:p text:style-name="P1"><text:span text:style-name="T1"/></text:p>
            <text:list text:style-name="L2">
              <text:list-header>
                <text:p text:style-name="P1"><text:span text:style-name="T1"/></text:p>
              </text:list-header>
              <text:list-item>
                <text:p text:style-name="P1"><text:span text:style-name="T1">Métodos de inserción: append, extend, insert</text:span></text:p>
              </text:list-item>
              <text:list-item>
                <text:p text:style-name="P1"><text:span text:style-name="T1">Métodos de eliminación: pop, remove</text:span></text:p>
              </text:list-item>
              <text:list-item>
                <text:p text:style-name="P1"><text:span text:style-name="T1">Métodos de ordenación: reverse, sort,</text:span></text:p>
              </text:list-item>
              <text:list-item>
                <text:p text:style-name="P1"><text:span text:style-name="T1">Métodos de búsqueda: count, index</text:span></text:p>
              </text:list-item>
              <text:list-item>
                <text:p text:style-name="P1"><text:span text:style-name="T1">Método de copia: copy</text:span></text:p>
                <text:p text:style-name="P1"><text:span text:style-name="T1"/></text:p>
                <text:p text:style-name="P1"><text:span text:style-name="T1"/></text:p>
              </text:list-item>
            </text:list>
            <text:p text:style-name="P1"><text:span text:style-name="T1"/></text:p>
            <text:p text:style-name="P1"><text:span text:style-name="T2"/></text:p>
          </draw:text-box>
        </draw:frame>
        <draw:frame draw:name="Shape 90" presentation:style-name="pr2" draw:text-style-name="P3" draw:layer="layout" svg:width="14.788cm" svg:height="1.348cm" svg:x="2.329cm" svg:y="2.482cm" presentation:class="title" presentation:user-transformed="true">
          <draw:text-box>
            <text:p><text:span text:style-name="T3">Métodos principales de listas</text:span></text:p>
          </draw:text-box>
        </draw:frame>
        <presentation:notes draw:style-name="dp2">
          <office:forms form:automatic-focus="false" form:apply-design-mode="false"/>
          <draw:page-thumbnail draw:name="Shape 87" draw:style-name="gr1" draw:layer="layout" svg:width="11.566cm" svg:height="8.176cm" svg:x="3.741cm" svg:y="2.138cm" draw:page-number="1" presentation:class="page"/>
          <draw:frame draw:name="Shape 88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Lato" svg:font-family="Lato"/>
    <style:font-face style:name="Montserrat1" svg:font-family="Montserrat"/>
    <style:font-face style:name="Arial1" svg:font-family="Arial" style:font-pitch="variable"/>
    <style:font-face style:name="Caladea1" svg:font-family="Caladea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b3b7e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b3b7e9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solid" draw:fill-color="#b3b7e9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3" style:family="presentation" style:parent-style-name="Sub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4" style:family="presentation" style:parent-style-name="Sub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background" style:family="presentation">
      <style:graphic-properties draw:stroke="none" draw:fill="solid" draw:fill-color="#b3b7e9"/>
      <style:text-properties style:letter-kerning="true"/>
    </style:style>
    <style:style style:name="Quo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o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ote-outline1" style:family="presentation">
      <style:graphic-properties draw:stroke="none" draw:fill="none" draw:auto-grow-height="false" draw:fit-to-size="shrink-to-fit">
        <text:list-style style:name="Quo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outline2" style:family="presentation" style:parent-style-name="Quot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3" style:family="presentation" style:parent-style-name="Quot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4" style:family="presentation" style:parent-style-name="Quot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5" style:family="presentation" style:parent-style-name="Quote-outline4">
      <style:paragraph-properties fo:margin-top="0.1cm" fo:margin-bottom="0cm"/>
      <style:text-properties fo:font-size="20pt" style:font-size-asian="20pt" style:font-size-complex="20pt"/>
    </style:style>
    <style:style style:name="Quote-outline6" style:family="presentation" style:parent-style-name="Quote-outline5">
      <style:paragraph-properties fo:margin-top="0.1cm" fo:margin-bottom="0cm"/>
      <style:text-properties fo:font-size="20pt" style:font-size-asian="20pt" style:font-size-complex="20pt"/>
    </style:style>
    <style:style style:name="Quote-outline7" style:family="presentation" style:parent-style-name="Quote-outline6">
      <style:paragraph-properties fo:margin-top="0.1cm" fo:margin-bottom="0cm"/>
      <style:text-properties fo:font-size="20pt" style:font-size-asian="20pt" style:font-size-complex="20pt"/>
    </style:style>
    <style:style style:name="Quote-outline8" style:family="presentation" style:parent-style-name="Quote-outline7">
      <style:paragraph-properties fo:margin-top="0.1cm" fo:margin-bottom="0cm"/>
      <style:text-properties fo:font-size="20pt" style:font-size-asian="20pt" style:font-size-complex="20pt"/>
    </style:style>
    <style:style style:name="Quote-outline9" style:family="presentation" style:parent-style-name="Quote-outline8">
      <style:paragraph-properties fo:margin-top="0.1cm" fo:margin-bottom="0cm"/>
      <style:text-properties fo:font-size="20pt" style:font-size-asian="20pt" style:font-size-complex="20pt"/>
    </style:style>
    <style:style style:name="Quote-subtitle" style:family="presentation">
      <style:graphic-properties draw:stroke="none" draw:fill="none" draw:textarea-vertical-align="middle">
        <text:list-style style:name="Quo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ote-title" style:family="presentation">
      <style:graphic-properties draw:stroke="none" draw:fill="none" draw:textarea-vertical-align="middle">
        <text:list-style style:name="Quo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background" style:display-name="Title + 1 column-background" style:family="presentation">
      <style:graphic-properties draw:stroke="none" draw:fill="solid" draw:fill-color="#b3b7e9"/>
      <style:text-properties style:letter-kerning="true"/>
    </style:style>
    <style:style style:name="Title_20__2b__20_1_20_column-backgroundobjects" style:display-name="Title + 1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-notes" style:display-name="Title + 1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1" style:display-name="Title + 1 column-outline1" style:family="presentation">
      <style:graphic-properties draw:stroke="none" draw:fill="none" draw:auto-grow-height="false" draw:fit-to-size="shrink-to-fit">
        <text:list-style style:name="Title_20__2b__20_1_20_column-outline1" style:display-name="Title + 1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2" style:display-name="Title + 1 column-outline2" style:family="presentation" style:parent-style-name="Title_20__2b__20_1_20_colum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3" style:display-name="Title + 1 column-outline3" style:family="presentation" style:parent-style-name="Title_20__2b__20_1_20_colum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4" style:display-name="Title + 1 column-outline4" style:family="presentation" style:parent-style-name="Title_20__2b__20_1_20_colum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5" style:display-name="Title + 1 column-outline5" style:family="presentation" style:parent-style-name="Title_20__2b__20_1_20_column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-outline6" style:display-name="Title + 1 column-outline6" style:family="presentation" style:parent-style-name="Title_20__2b__20_1_20_column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-outline7" style:display-name="Title + 1 column-outline7" style:family="presentation" style:parent-style-name="Title_20__2b__20_1_20_column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-outline8" style:display-name="Title + 1 column-outline8" style:family="presentation" style:parent-style-name="Title_20__2b__20_1_20_column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-outline9" style:display-name="Title + 1 column-outline9" style:family="presentation" style:parent-style-name="Title_20__2b__20_1_20_column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-subtitle" style:display-name="Title + 1 column-subtitle" style:family="presentation">
      <style:graphic-properties draw:stroke="none" draw:fill="none" draw:textarea-vertical-align="middle">
        <text:list-style style:name="Title_20__2b__20_1_20_column-subtitle" style:display-name="Title + 1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-title" style:display-name="Title + 1 column-title" style:family="presentation">
      <style:graphic-properties draw:stroke="none" draw:fill="none" draw:textarea-vertical-align="middle">
        <text:list-style style:name="Title_20__2b__20_1_20_column-title" style:display-name="Title + 1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background" style:display-name="Title + 2 columns-background" style:family="presentation">
      <style:graphic-properties draw:stroke="none" draw:fill="solid" draw:fill-color="#b3b7e9"/>
      <style:text-properties style:letter-kerning="true"/>
    </style:style>
    <style:style style:name="Title_20__2b__20_2_20_columns-backgroundobjects" style:display-name="Title + 2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2_20_columns-notes" style:display-name="Title + 2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1" style:display-name="Title + 2 columns-outline1" style:family="presentation">
      <style:graphic-properties draw:stroke="none" draw:fill="none" draw:auto-grow-height="false" draw:fit-to-size="shrink-to-fit">
        <text:list-style style:name="Title_20__2b__20_2_20_columns-outline1" style:display-name="Title + 2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2" style:display-name="Title + 2 columns-outline2" style:family="presentation" style:parent-style-name="Title_20__2b__20_2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3" style:display-name="Title + 2 columns-outline3" style:family="presentation" style:parent-style-name="Title_20__2b__20_2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4" style:display-name="Title + 2 columns-outline4" style:family="presentation" style:parent-style-name="Title_20__2b__20_2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5" style:display-name="Title + 2 columns-outline5" style:family="presentation" style:parent-style-name="Title_20__2b__20_2_20_columns-outline4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6" style:display-name="Title + 2 columns-outline6" style:family="presentation" style:parent-style-name="Title_20__2b__20_2_20_columns-outline5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7" style:display-name="Title + 2 columns-outline7" style:family="presentation" style:parent-style-name="Title_20__2b__20_2_20_columns-outline6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8" style:display-name="Title + 2 columns-outline8" style:family="presentation" style:parent-style-name="Title_20__2b__20_2_20_columns-outline7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9" style:display-name="Title + 2 columns-outline9" style:family="presentation" style:parent-style-name="Title_20__2b__20_2_20_columns-outline8">
      <style:paragraph-properties fo:margin-top="0.1cm" fo:margin-bottom="0cm"/>
      <style:text-properties fo:font-size="20pt" style:font-size-asian="20pt" style:font-size-complex="20pt"/>
    </style:style>
    <style:style style:name="Title_20__2b__20_2_20_columns-subtitle" style:display-name="Title + 2 columns-subtitle" style:family="presentation">
      <style:graphic-properties draw:stroke="none" draw:fill="none" draw:textarea-vertical-align="middle">
        <text:list-style style:name="Title_20__2b__20_2_20_columns-subtitle" style:display-name="Title + 2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2_20_columns-title" style:display-name="Title + 2 columns-title" style:family="presentation">
      <style:graphic-properties draw:stroke="none" draw:fill="none" draw:textarea-vertical-align="middle">
        <text:list-style style:name="Title_20__2b__20_2_20_columns-title" style:display-name="Title + 2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background" style:display-name="Title + 1 column + image-background" style:family="presentation">
      <style:graphic-properties draw:stroke="none" draw:fill="solid" draw:fill-color="#b3b7e9"/>
      <style:text-properties style:letter-kerning="true"/>
    </style:style>
    <style:style style:name="Title_20__2b__20_1_20_column_20__2b__20_image-backgroundobjects" style:display-name="Title + 1 column +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_20__2b__20_image-notes" style:display-name="Title + 1 column +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outline1" style:display-name="Title + 1 column + image-outline1" style:family="presentation">
      <style:graphic-properties draw:stroke="none" draw:fill="none" draw:auto-grow-height="false" draw:fit-to-size="shrink-to-fit">
        <text:list-style style:name="Title_20__2b__20_1_20_column_20__2b__20_image-outline1" style:display-name="Title + 1 column +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outline2" style:display-name="Title + 1 column + image-outline2" style:family="presentation" style:parent-style-name="Title_20__2b__20_1_20_column_20__2b__20_imag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3" style:display-name="Title + 1 column + image-outline3" style:family="presentation" style:parent-style-name="Title_20__2b__20_1_20_column_20__2b__20_imag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4" style:display-name="Title + 1 column + image-outline4" style:family="presentation" style:parent-style-name="Title_20__2b__20_1_20_column_20__2b__20_imag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5" style:display-name="Title + 1 column + image-outline5" style:family="presentation" style:parent-style-name="Title_20__2b__20_1_20_column_20__2b__20_image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6" style:display-name="Title + 1 column + image-outline6" style:family="presentation" style:parent-style-name="Title_20__2b__20_1_20_column_20__2b__20_image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7" style:display-name="Title + 1 column + image-outline7" style:family="presentation" style:parent-style-name="Title_20__2b__20_1_20_column_20__2b__20_image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8" style:display-name="Title + 1 column + image-outline8" style:family="presentation" style:parent-style-name="Title_20__2b__20_1_20_column_20__2b__20_image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9" style:display-name="Title + 1 column + image-outline9" style:family="presentation" style:parent-style-name="Title_20__2b__20_1_20_column_20__2b__20_image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subtitle" style:display-name="Title + 1 column + image-subtitle" style:family="presentation">
      <style:graphic-properties draw:stroke="none" draw:fill="none" draw:textarea-vertical-align="middle">
        <text:list-style style:name="Title_20__2b__20_1_20_column_20__2b__20_image-subtitle" style:display-name="Title + 1 column +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title" style:display-name="Title + 1 column + image-title" style:family="presentation">
      <style:graphic-properties draw:stroke="none" draw:fill="none" draw:textarea-vertical-align="middle">
        <text:list-style style:name="Title_20__2b__20_1_20_column_20__2b__20_image-title" style:display-name="Title + 1 column +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3_20_columns-background" style:display-name="Title + 3 columns-background" style:family="presentation">
      <style:graphic-properties draw:stroke="none" draw:fill="solid" draw:fill-color="#b3b7e9"/>
      <style:text-properties style:letter-kerning="true"/>
    </style:style>
    <style:style style:name="Title_20__2b__20_3_20_columns-backgroundobjects" style:display-name="Title + 3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3_20_columns-notes" style:display-name="Title + 3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3_20_columns-outline1" style:display-name="Title + 3 columns-outline1" style:family="presentation">
      <style:graphic-properties draw:stroke="none" draw:fill="none" draw:auto-grow-height="false" draw:fit-to-size="shrink-to-fit">
        <text:list-style style:name="Title_20__2b__20_3_20_columns-outline1" style:display-name="Title + 3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3_20_columns-outline2" style:display-name="Title + 3 columns-outline2" style:family="presentation" style:parent-style-name="Title_20__2b__20_3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3" style:display-name="Title + 3 columns-outline3" style:family="presentation" style:parent-style-name="Title_20__2b__20_3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4" style:display-name="Title + 3 columns-outline4" style:family="presentation" style:parent-style-name="Title_20__2b__20_3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5" style:display-name="Title + 3 columns-outline5" style:family="presentation" style:parent-style-name="Title_20__2b__20_3_20_columns-outline4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6" style:display-name="Title + 3 columns-outline6" style:family="presentation" style:parent-style-name="Title_20__2b__20_3_20_columns-outline5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7" style:display-name="Title + 3 columns-outline7" style:family="presentation" style:parent-style-name="Title_20__2b__20_3_20_columns-outline6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8" style:display-name="Title + 3 columns-outline8" style:family="presentation" style:parent-style-name="Title_20__2b__20_3_20_columns-outline7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9" style:display-name="Title + 3 columns-outline9" style:family="presentation" style:parent-style-name="Title_20__2b__20_3_20_columns-outline8">
      <style:paragraph-properties fo:margin-top="0.1cm" fo:margin-bottom="0cm"/>
      <style:text-properties fo:font-size="20pt" style:font-size-asian="20pt" style:font-size-complex="20pt"/>
    </style:style>
    <style:style style:name="Title_20__2b__20_3_20_columns-subtitle" style:display-name="Title + 3 columns-subtitle" style:family="presentation">
      <style:graphic-properties draw:stroke="none" draw:fill="none" draw:textarea-vertical-align="middle">
        <text:list-style style:name="Title_20__2b__20_3_20_columns-subtitle" style:display-name="Title + 3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3_20_columns-title" style:display-name="Title + 3 columns-title" style:family="presentation">
      <style:graphic-properties draw:stroke="none" draw:fill="none" draw:textarea-vertical-align="middle">
        <text:list-style style:name="Title_20__2b__20_3_20_columns-title" style:display-name="Title + 3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big_20_image-background" style:display-name="Title + big image-background" style:family="presentation">
      <style:graphic-properties draw:stroke="none" draw:fill="solid" draw:fill-color="#b3b7e9"/>
      <style:text-properties style:letter-kerning="true"/>
    </style:style>
    <style:style style:name="Title_20__2b__20_big_20_image-backgroundobjects" style:display-name="Title + big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big_20_image-notes" style:display-name="Title + big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big_20_image-outline1" style:display-name="Title + big image-outline1" style:family="presentation">
      <style:graphic-properties draw:stroke="none" draw:fill="none" draw:auto-grow-height="false" draw:fit-to-size="shrink-to-fit">
        <text:list-style style:name="Title_20__2b__20_big_20_image-outline1" style:display-name="Title + big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big_20_image-outline2" style:display-name="Title + big image-outline2" style:family="presentation" style:parent-style-name="Title_20__2b__20_big_20_imag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3" style:display-name="Title + big image-outline3" style:family="presentation" style:parent-style-name="Title_20__2b__20_big_20_imag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4" style:display-name="Title + big image-outline4" style:family="presentation" style:parent-style-name="Title_20__2b__20_big_20_imag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5" style:display-name="Title + big image-outline5" style:family="presentation" style:parent-style-name="Title_20__2b__20_big_20_image-outline4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6" style:display-name="Title + big image-outline6" style:family="presentation" style:parent-style-name="Title_20__2b__20_big_20_image-outline5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7" style:display-name="Title + big image-outline7" style:family="presentation" style:parent-style-name="Title_20__2b__20_big_20_image-outline6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8" style:display-name="Title + big image-outline8" style:family="presentation" style:parent-style-name="Title_20__2b__20_big_20_image-outline7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9" style:display-name="Title + big image-outline9" style:family="presentation" style:parent-style-name="Title_20__2b__20_big_20_image-outline8">
      <style:paragraph-properties fo:margin-top="0.1cm" fo:margin-bottom="0cm"/>
      <style:text-properties fo:font-size="20pt" style:font-size-asian="20pt" style:font-size-complex="20pt"/>
    </style:style>
    <style:style style:name="Title_20__2b__20_big_20_image-subtitle" style:display-name="Title + big image-subtitle" style:family="presentation">
      <style:graphic-properties draw:stroke="none" draw:fill="none" draw:textarea-vertical-align="middle">
        <text:list-style style:name="Title_20__2b__20_big_20_image-subtitle" style:display-name="Title + big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big_20_image-title" style:display-name="Title + big image-title" style:family="presentation">
      <style:graphic-properties draw:stroke="none" draw:fill="none" draw:textarea-vertical-align="middle">
        <text:list-style style:name="Title_20__2b__20_big_20_image-title" style:display-name="Title + big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b3b7e9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background" style:family="presentation">
      <style:graphic-properties draw:stroke="none" draw:fill="solid" draw:fill-color="#b3b7e9"/>
      <style:text-properties style:letter-kerning="true"/>
    </style:style>
    <style:style style:name="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-outline1" style:family="presentation">
      <style:graphic-properties draw:stroke="none" draw:fill="none" draw:auto-grow-height="false" draw:fit-to-size="shrink-to-fit">
        <text:list-style style:name="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outline2" style:family="presentation" style:parent-style-name="Ca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3" style:family="presentation" style:parent-style-name="Ca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4" style:family="presentation" style:parent-style-name="Ca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5" style:family="presentation" style:parent-style-name="Caption-outline4">
      <style:paragraph-properties fo:margin-top="0.1cm" fo:margin-bottom="0cm"/>
      <style:text-properties fo:font-size="20pt" style:font-size-asian="20pt" style:font-size-complex="20pt"/>
    </style:style>
    <style:style style:name="Caption-outline6" style:family="presentation" style:parent-style-name="Caption-outline5">
      <style:paragraph-properties fo:margin-top="0.1cm" fo:margin-bottom="0cm"/>
      <style:text-properties fo:font-size="20pt" style:font-size-asian="20pt" style:font-size-complex="20pt"/>
    </style:style>
    <style:style style:name="Caption-outline7" style:family="presentation" style:parent-style-name="Caption-outline6">
      <style:paragraph-properties fo:margin-top="0.1cm" fo:margin-bottom="0cm"/>
      <style:text-properties fo:font-size="20pt" style:font-size-asian="20pt" style:font-size-complex="20pt"/>
    </style:style>
    <style:style style:name="Caption-outline8" style:family="presentation" style:parent-style-name="Caption-outline7">
      <style:paragraph-properties fo:margin-top="0.1cm" fo:margin-bottom="0cm"/>
      <style:text-properties fo:font-size="20pt" style:font-size-asian="20pt" style:font-size-complex="20pt"/>
    </style:style>
    <style:style style:name="Caption-outline9" style:family="presentation" style:parent-style-name="Caption-outline8">
      <style:paragraph-properties fo:margin-top="0.1cm" fo:margin-bottom="0cm"/>
      <style:text-properties fo:font-size="20pt" style:font-size-asian="20pt" style:font-size-complex="20pt"/>
    </style:style>
    <style:style style:name="Caption-subtitle" style:family="presentation">
      <style:graphic-properties draw:stroke="none" draw:fill="none" draw:textarea-vertical-align="middle">
        <text:list-style style:name="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-title" style:family="presentation">
      <style:graphic-properties draw:stroke="none" draw:fill="none" draw:textarea-vertical-align="middle">
        <text:list-style style:name="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ty-background" style:family="presentation">
      <style:graphic-properties draw:stroke="none" draw:fill="solid" draw:fill-color="#b3b7e9"/>
      <style:text-properties style:letter-kerning="true"/>
    </style:style>
    <style:style style:name="Empt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pt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pty-outline1" style:family="presentation">
      <style:graphic-properties draw:stroke="none" draw:fill="none" draw:auto-grow-height="false" draw:fit-to-size="shrink-to-fit">
        <text:list-style style:name="Empt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ty-outline2" style:family="presentation" style:parent-style-name="Empt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3" style:family="presentation" style:parent-style-name="Empt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4" style:family="presentation" style:parent-style-name="Empt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5" style:family="presentation" style:parent-style-name="Empty-outline4">
      <style:paragraph-properties fo:margin-top="0.1cm" fo:margin-bottom="0cm"/>
      <style:text-properties fo:font-size="20pt" style:font-size-asian="20pt" style:font-size-complex="20pt"/>
    </style:style>
    <style:style style:name="Empty-outline6" style:family="presentation" style:parent-style-name="Empty-outline5">
      <style:paragraph-properties fo:margin-top="0.1cm" fo:margin-bottom="0cm"/>
      <style:text-properties fo:font-size="20pt" style:font-size-asian="20pt" style:font-size-complex="20pt"/>
    </style:style>
    <style:style style:name="Empty-outline7" style:family="presentation" style:parent-style-name="Empty-outline6">
      <style:paragraph-properties fo:margin-top="0.1cm" fo:margin-bottom="0cm"/>
      <style:text-properties fo:font-size="20pt" style:font-size-asian="20pt" style:font-size-complex="20pt"/>
    </style:style>
    <style:style style:name="Empty-outline8" style:family="presentation" style:parent-style-name="Empty-outline7">
      <style:paragraph-properties fo:margin-top="0.1cm" fo:margin-bottom="0cm"/>
      <style:text-properties fo:font-size="20pt" style:font-size-asian="20pt" style:font-size-complex="20pt"/>
    </style:style>
    <style:style style:name="Empty-outline9" style:family="presentation" style:parent-style-name="Empty-outline8">
      <style:paragraph-properties fo:margin-top="0.1cm" fo:margin-bottom="0cm"/>
      <style:text-properties fo:font-size="20pt" style:font-size-asian="20pt" style:font-size-complex="20pt"/>
    </style:style>
    <style:style style:name="Empty-subtitle" style:family="presentation">
      <style:graphic-properties draw:stroke="none" draw:fill="none" draw:textarea-vertical-align="middle">
        <text:list-style style:name="Empt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pty-title" style:family="presentation">
      <style:graphic-properties draw:stroke="none" draw:fill="none" draw:textarea-vertical-align="middle">
        <text:list-style style:name="Empt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5.2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5.2000007629395pt" style:font-style-asian="normal" style:font-weight-asian="normal" style:font-name-complex="Lohit Hindi" style:font-family-complex="'Lohit Hindi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71cm" fo:text-indent="0cm"/>
      <style:text-properties fo:font-size="17.7000007629395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03cm" fo:text-indent="0cm"/>
      <style:text-properties fo:font-size="17.7000007629395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35cm" fo:text-indent="0cm"/>
      <style:text-properties fo:font-size="17.7000007629395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.8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b3b7e9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Sub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27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Quote-backgroundobjects">
      <style:graphic-properties draw:stroke="none" draw:fill="none" draw:fill-color="#ffffff" draw:auto-grow-height="false" fo:min-height="1.27cm"/>
    </style:style>
    <style:style style:name="Mpr10" style:family="presentation" style:parent-style-name="Quote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Title_20__2b__20_1_20_colum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2" style:family="presentation" style:parent-style-name="Title_20__2b__20_1_20_column-backgroundobjects">
      <style:graphic-properties draw:stroke="none" draw:fill="none" draw:fill-color="#ffffff" draw:auto-grow-height="false" fo:min-height="1.27cm"/>
    </style:style>
    <style:style style:name="Mpr13" style:family="presentation" style:parent-style-name="Title_20__2b__20_1_20_column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Title_20__2b__20_2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5" style:family="presentation" style:parent-style-name="Title_20__2b__20_2_20_columns-backgroundobjects">
      <style:graphic-properties draw:stroke="none" draw:fill="none" draw:fill-color="#ffffff" draw:auto-grow-height="false" fo:min-height="1.27cm"/>
    </style:style>
    <style:style style:name="Mpr16" style:family="presentation" style:parent-style-name="Title_20__2b__20_2_20_columns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Title_20__2b__20_1_20_column_20__2b__20_imag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8" style:family="presentation" style:parent-style-name="Title_20__2b__20_1_20_column_20__2b__20_image-backgroundobjects">
      <style:graphic-properties draw:stroke="none" draw:fill="none" draw:fill-color="#ffffff" draw:auto-grow-height="false" fo:min-height="1.27cm"/>
    </style:style>
    <style:style style:name="Mpr19" style:family="presentation" style:parent-style-name="Title_20__2b__20_1_20_column_20__2b__20_image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Title_20__2b__20_3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1" style:family="presentation" style:parent-style-name="Title_20__2b__20_3_20_columns-backgroundobjects">
      <style:graphic-properties draw:stroke="none" draw:fill="none" draw:fill-color="#ffffff" draw:auto-grow-height="false" fo:min-height="1.27cm"/>
    </style:style>
    <style:style style:name="Mpr22" style:family="presentation" style:parent-style-name="Title_20__2b__20_3_20_columns-backgroundobjects">
      <style:graphic-properties draw:stroke="none" draw:fill="none" draw:fill-color="#ffffff" draw:textarea-vertical-align="bottom" draw:auto-grow-height="false" fo:min-height="1.27cm"/>
    </style:style>
    <style:style style:name="Mpr23" style:family="presentation" style:parent-style-name="Title_20__2b__20_big_20_imag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4" style:family="presentation" style:parent-style-name="Title_20__2b__20_big_20_image-backgroundobjects">
      <style:graphic-properties draw:stroke="none" draw:fill="none" draw:fill-color="#ffffff" draw:auto-grow-height="false" fo:min-height="1.27cm"/>
    </style:style>
    <style:style style:name="Mpr25" style:family="presentation" style:parent-style-name="Title_20__2b__20_big_20_image-backgroundobjects">
      <style:graphic-properties draw:stroke="none" draw:fill="none" draw:fill-color="#ffffff" draw:textarea-vertical-align="bottom" draw:auto-grow-height="false" fo:min-height="1.27cm"/>
    </style:style>
    <style:style style:name="Mpr26" style:family="presentation" style:parent-style-name="Title_20_onl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7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28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29" style:family="presentation" style:parent-style-name="Caption-backgroundobjects">
      <style:graphic-properties draw:stroke="none" draw:fill="none" draw:fill-color="#ffffff" draw:auto-grow-height="false" fo:min-height="1.27cm"/>
    </style:style>
    <style:style style:name="Mpr30" style:family="presentation" style:parent-style-name="Caption-backgroundobjects">
      <style:graphic-properties draw:stroke="none" draw:fill="none" draw:fill-color="#ffffff" draw:textarea-vertical-align="bottom" draw:auto-grow-height="false" fo:min-height="1.27cm"/>
    </style:style>
    <style:style style:name="Mpr31" style:family="presentation" style:parent-style-name="Empty-backgroundobjects">
      <style:graphic-properties draw:stroke="none" draw:fill="none" draw:fill-color="#ffffff" draw:auto-grow-height="false" fo:min-height="1.27cm"/>
    </style:style>
    <style:style style:name="Mpr32" style:family="presentation" style:parent-style-name="Empty-backgroundobjects">
      <style:graphic-properties draw:stroke="none" draw:fill="none" draw:fill-color="#ffffff" draw:textarea-vertical-align="bottom" draw:auto-grow-height="false" fo:min-height="1.27cm"/>
    </style:style>
    <style:style style:name="Mpr33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34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8%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cccccc" style:text-line-through-style="none" style:text-line-through-type="none" style:text-position="0% 100%" style:font-name="Montserrat1" fo:font-size="120pt" fo:letter-spacing="normal" fo:font-style="normal" style:text-underline-style="none" fo:font-weight="normal" style:font-name-asian="Montserrat1" style:font-size-asian="120pt" style:font-style-asian="normal" style:font-weight-asian="normal" style:font-name-complex="Montserrat1" style:font-size-complex="1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office:forms form:automatic-focus="false" form:apply-design-mode="false"/>
      <draw:custom-shape draw:name="Shape 9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0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1" presentation:style-name="Mpr1" draw:text-style-name="MP7" draw:layer="backgroundobjects" svg:width="9.807cm" svg:height="3.282cm" svg:x="1.801cm" svg:y="8.822cm" presentation:class="title" presentation:user-transformed="true">
        <draw:text-box>
          <text:p/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office:forms form:automatic-focus="false" form:apply-design-mode="false"/>
      <draw:custom-shape draw:name="Shape 58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9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ubtitle" style:page-layout-name="PM1" draw:style-name="Mdp1">
      <office:forms form:automatic-focus="false" form:apply-design-mode="false"/>
      <draw:custom-shape draw:name="Shape 13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4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5" presentation:style-name="Mpr6" draw:text-style-name="MP8" draw:layer="backgroundobjects" svg:width="9.783cm" svg:height="8.304cm" svg:x="1.801cm" svg:y="3.763cm" presentation:class="title" presentation:user-transformed="true">
        <draw:text-box>
          <text:p/>
        </draw:text-box>
      </draw:frame>
      <draw:frame presentation:style-name="Sub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ubtitle-title" draw:layer="backgroundobjects" svg:width="16.931cm" svg:height="9.524cm" svg:x="1.059cm" svg:y="1.93cm" presentation:class="page"/>
        <draw:frame presentation:style-name="Subtitle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Quote" style:page-layout-name="PM1" draw:style-name="Mdp1">
      <office:forms form:automatic-focus="false" form:apply-design-mode="false"/>
      <draw:custom-shape draw:name="Shape 27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28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29" draw:style-name="Mgr5" draw:text-style-name="MP10" draw:layer="backgroundobjects" svg:width="5.436cm" svg:height="1.815cm" svg:x="2.221cm" svg:y="1.938cm">
        <text:p text:style-name="MP9"><text:span text:style-name="MT2">“</text:span></text:p>
        <draw:enhanced-geometry draw:mirror-horizontal="false" draw:mirror-vertical="false" svg:viewBox="0 0 5437 1816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30" presentation:style-name="Quote-outline1" draw:layer="backgroundobjects" svg:width="14.788cm" svg:height="6.265cm" svg:x="2.328cm" svg:y="4.604cm" presentation:class="outline" presentation:placeholder="true" presentation:user-transformed="true">
        <draw:text-box/>
      </draw:frame>
      <draw:frame presentation:style-name="Quote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Quote-title" draw:layer="backgroundobjects" svg:width="16.931cm" svg:height="9.524cm" svg:x="1.059cm" svg:y="1.93cm" presentation:class="page"/>
        <draw:frame presentation:style-name="Quote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1_20_column" style:display-name="Title + 1 column" style:page-layout-name="PM1" draw:style-name="Mdp1">
      <office:forms form:automatic-focus="false" form:apply-design-mode="false"/>
      <draw:custom-shape draw:name="Shape 32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33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34" presentation:style-name="Mpr11" draw:text-style-name="MP11" draw:layer="backgroundobjects" svg:width="14.788cm" svg:height="1.348cm" svg:x="2.329cm" svg:y="2.482cm" presentation:class="title" presentation:user-transformed="true">
        <draw:text-box>
          <text:p/>
        </draw:text-box>
      </draw:frame>
      <draw:frame draw:name="Shape 35" presentation:style-name="Title_20__2b__20_1_20_column-outline1" draw:layer="backgroundobjects" svg:width="14.788cm" svg:height="6.265cm" svg:x="2.328cm" svg:y="4.18cm" presentation:class="outline" presentation:placeholder="true" presentation:user-transformed="true">
        <draw:text-box/>
      </draw:frame>
      <presentation:notes style:page-layout-name="PM2">
        <draw:page-thumbnail presentation:style-name="Title_20__2b__20_1_20_column-title" draw:layer="backgroundobjects" svg:width="16.931cm" svg:height="9.524cm" svg:x="1.059cm" svg:y="1.93cm" presentation:class="page"/>
        <draw:frame presentation:style-name="Title_20__2b__20_1_20_column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2_20_columns" style:display-name="Title + 2 columns" style:page-layout-name="PM1" draw:style-name="Mdp1">
      <office:forms form:automatic-focus="false" form:apply-design-mode="false"/>
      <draw:custom-shape draw:name="Shape 37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38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39" presentation:style-name="Mpr14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draw:name="Shape 40" presentation:style-name="Title_20__2b__20_2_20_columns-outline1" draw:layer="backgroundobjects" svg:width="7.421cm" svg:height="6.758cm" svg:x="2.336cm" svg:y="4.383cm" presentation:class="outline" presentation:placeholder="true" presentation:user-transformed="true">
        <draw:text-box/>
      </draw:frame>
      <draw:frame draw:name="Shape 41" presentation:style-name="Title_20__2b__20_2_20_columns-outline1" draw:layer="backgroundobjects" svg:width="7.421cm" svg:height="6.758cm" svg:x="10.205cm" svg:y="4.383cm" presentation:class="outline" presentation:placeholder="true" presentation:user-transformed="true">
        <draw:text-box/>
      </draw:frame>
      <presentation:notes style:page-layout-name="PM2">
        <draw:page-thumbnail presentation:style-name="Title_20__2b__20_2_20_columns-title" draw:layer="backgroundobjects" svg:width="16.931cm" svg:height="9.524cm" svg:x="1.059cm" svg:y="1.93cm" presentation:class="page"/>
        <draw:frame presentation:style-name="Title_20__2b__20_2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1_20_column_20__2b__20_image" style:display-name="Title + 1 column + image" style:page-layout-name="PM1" draw:style-name="Mdp1">
      <office:forms form:automatic-focus="false" form:apply-design-mode="false"/>
      <draw:custom-shape draw:name="Shape 18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9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20" presentation:style-name="Mpr17" draw:text-style-name="MP11" draw:layer="backgroundobjects" svg:width="8.744cm" svg:height="1.348cm" svg:x="2.329cm" svg:y="5.022cm" presentation:class="title" presentation:user-transformed="true">
        <draw:text-box>
          <text:p/>
        </draw:text-box>
      </draw:frame>
      <draw:frame draw:name="Shape 21" presentation:style-name="Title_20__2b__20_1_20_column_20__2b__20_image-outline1" draw:layer="backgroundobjects" svg:width="8.744cm" svg:height="6.265cm" svg:x="2.328cm" svg:y="6.72cm" presentation:class="outline" presentation:placeholder="true" presentation:user-transformed="true">
        <draw:text-box/>
      </draw:frame>
      <presentation:notes style:page-layout-name="PM2">
        <draw:page-thumbnail presentation:style-name="Title_20__2b__20_1_20_column_20__2b__20_image-title" draw:layer="backgroundobjects" svg:width="16.931cm" svg:height="9.524cm" svg:x="1.059cm" svg:y="1.93cm" presentation:class="page"/>
        <draw:frame presentation:style-name="Title_20__2b__20_1_20_column_20__2b_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3_20_columns" style:display-name="Title + 3 columns" style:page-layout-name="PM1" draw:style-name="Mdp1">
      <office:forms form:automatic-focus="false" form:apply-design-mode="false"/>
      <draw:custom-shape draw:name="Shape 43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44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45" presentation:style-name="Mpr20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draw:name="Shape 46" presentation:style-name="Title_20__2b__20_3_20_columns-outline1" draw:layer="backgroundobjects" svg:width="5.818cm" svg:height="6.695cm" svg:x="2.336cm" svg:y="4.447cm" presentation:class="outline" presentation:placeholder="true" presentation:user-transformed="true">
        <draw:text-box/>
      </draw:frame>
      <draw:frame draw:name="Shape 47" presentation:style-name="Title_20__2b__20_3_20_columns-outline1" draw:layer="backgroundobjects" svg:width="5.818cm" svg:height="6.695cm" svg:x="8.454cm" svg:y="4.447cm" presentation:class="outline" presentation:placeholder="true" presentation:user-transformed="true">
        <draw:text-box/>
      </draw:frame>
      <draw:frame draw:name="Shape 48" presentation:style-name="Title_20__2b__20_3_20_columns-outline1" draw:layer="backgroundobjects" svg:width="5.818cm" svg:height="6.695cm" svg:x="14.571cm" svg:y="4.447cm" presentation:class="outline" presentation:placeholder="true" presentation:user-transformed="true">
        <draw:text-box/>
      </draw:frame>
      <presentation:notes style:page-layout-name="PM2">
        <draw:page-thumbnail presentation:style-name="Title_20__2b__20_3_20_columns-title" draw:layer="backgroundobjects" svg:width="16.931cm" svg:height="9.524cm" svg:x="1.059cm" svg:y="1.93cm" presentation:class="page"/>
        <draw:frame presentation:style-name="Title_20__2b__20_3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big_20_image" style:display-name="Title + big image" style:page-layout-name="PM1" draw:style-name="Mdp1">
      <office:forms form:automatic-focus="false" form:apply-design-mode="false"/>
      <draw:custom-shape draw:name="Shape 23" draw:style-name="Mgr3" draw:text-style-name="MP5" draw:layer="backgroundobjects" svg:width="8.546cm" svg:height="14.352cm" svg:x="0.581cm" svg:y="-0.027cm">
        <text:p/>
        <draw:enhanced-geometry draw:mirror-horizontal="false" draw:mirror-vertical="false" svg:viewBox="0 0 3076750 5167075" drawooo:sub-view-size="123070 206683" draw:type="ooxml-non-primitive" draw:enhanced-path="M 0 0 L 0 206683 123070 206545 67807 301 Z N"/>
      </draw:custom-shape>
      <draw:custom-shape draw:name="Shape 24" draw:style-name="Mgr4" draw:text-style-name="MP6" draw:layer="backgroundobjects" svg:width="8.546cm" svg:height="14.352cm" svg:x="-0.054cm" svg:y="-0.027cm">
        <text:p/>
        <draw:enhanced-geometry draw:mirror-horizontal="false" draw:mirror-vertical="false" svg:viewBox="0 0 3076750 5167075" drawooo:sub-view-size="123070 206683" draw:type="ooxml-non-primitive" draw:enhanced-path="M 0 0 L 0 206683 123070 206545 67807 301 Z N"/>
      </draw:custom-shape>
      <draw:frame draw:name="Shape 25" presentation:style-name="Mpr23" draw:text-style-name="MP11" draw:layer="backgroundobjects" svg:width="4.471cm" svg:height="1.348cm" svg:x="1.694cm" svg:y="11.436cm" presentation:class="title" presentation:user-transformed="true">
        <draw:text-box>
          <text:p/>
        </draw:text-box>
      </draw:frame>
      <draw:frame presentation:style-name="Title_20__2b__20_big_20_imag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_2b__20_big_20_image-title" draw:layer="backgroundobjects" svg:width="16.931cm" svg:height="9.524cm" svg:x="1.059cm" svg:y="1.93cm" presentation:class="page"/>
        <draw:frame presentation:style-name="Title_20__2b__20_big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office:forms form:automatic-focus="false" form:apply-design-mode="false"/>
      <draw:custom-shape draw:name="Shape 50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1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52" presentation:style-name="Mpr26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aption" style:page-layout-name="PM1" draw:style-name="Mdp1">
      <office:forms form:automatic-focus="false" form:apply-design-mode="false"/>
      <draw:custom-shape draw:name="Shape 54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5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56" presentation:style-name="Caption-outline1" draw:layer="backgroundobjects" svg:width="21.793cm" svg:height="1.442cm" svg:x="2.336cm" svg:y="11.181cm" presentation:class="outline" presentation:placeholder="true" presentation:user-transformed="true">
        <draw:text-box/>
      </draw:frame>
      <draw:frame presentation:style-name="Caption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aption-title" draw:layer="backgroundobjects" svg:width="16.931cm" svg:height="9.524cm" svg:x="1.059cm" svg:y="1.93cm" presentation:class="page"/>
        <draw:frame presentation:style-name="Caption-notes" draw:layer="backgroundobjects" svg:width="15.239cm" svg:height="11.429cm" svg:x="1.905cm" svg:y="12.065cm" presentation:class="notes" presentation:placeholder="true">
          <draw:text-box/>
        </draw:frame>
        <draw:frame presentation:style-name="Mpr2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Empty" style:page-layout-name="PM1" draw:style-name="Mdp1">
      <office:forms form:automatic-focus="false" form:apply-design-mode="false"/>
      <presentation:notes style:page-layout-name="PM2">
        <draw:page-thumbnail presentation:style-name="Empty-title" draw:layer="backgroundobjects" svg:width="16.931cm" svg:height="9.524cm" svg:x="1.059cm" svg:y="1.93cm" presentation:class="page"/>
        <draw:frame presentation:style-name="Empty-notes" draw:layer="backgroundobjects" svg:width="15.239cm" svg:height="11.429cm" svg:x="1.905cm" svg:y="12.065cm" presentation:class="notes" presentation:placeholder="true">
          <draw:text-box/>
        </draw:frame>
        <draw:frame presentation:style-name="Mpr3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2">
      <office:forms form:automatic-focus="false" form:apply-design-mode="false"/>
      <draw:frame draw:style-name="Mgr6" draw:text-style-name="MP12" draw:layer="backgroundobjects" svg:width="25.399cm" svg:height="14.287cm" svg:x="0.001cm" svg:y="0.001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18.143cm" svg:height="1.361cm" svg:x="1.27cm" svg:y="1.088cm" presentation:class="title" presentation:placeholder="true">
        <draw:text-box/>
      </draw:frame>
      <draw:frame presentation:style-name="Inspiration-outline1" draw:layer="backgroundobjects" svg:width="22.86cm" svg:height="8.286cm" svg:x="1.27cm" svg:y="3.401cm" presentation:class="outline" presentation:placeholder="true">
        <draw:text-box/>
      </draw:frame>
      <draw:frame presentation:style-name="Mpr33" draw:text-style-name="MP2" draw:layer="backgroundobjects" svg:width="5.917cm" svg:height="0.985cm" svg:x="1.27cm" svg:y="13.016cm" presentation:class="date-time">
        <draw:text-box>
          <text:p text:style-name="MP1"><text:span text:style-name="MT1"><presentation:date-time/></text:span></text:p>
        </draw:text-box>
      </draw:frame>
      <draw:frame presentation:style-name="Mpr33" draw:text-style-name="MP14" draw:layer="backgroundobjects" svg:width="8.051cm" svg:height="0.985cm" svg:x="8.686cm" svg:y="13.016cm" presentation:class="footer">
        <draw:text-box>
          <text:p text:style-name="MP13"><text:span text:style-name="MT1"><presentation:footer/></text:span></text:p>
        </draw:text-box>
      </draw:frame>
      <draw:frame presentation:style-name="Mpr33" draw:text-style-name="MP4" draw:layer="backgroundobjects" svg:width="5.917cm" svg:height="0.985cm" svg:x="18.21cm" svg:y="13.01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Inspiration-title" draw:layer="backgroundobjects" svg:width="11.566cm" svg:height="8.176cm" svg:x="3.741cm" svg:y="2.138cm" presentation:class="page"/>
        <draw:frame presentation:style-name="Inspiration-notes" draw:layer="backgroundobjects" svg:width="15.421cm" svg:height="11.973cm" svg:x="1.814cm" svg:y="11.117cm" presentation:class="notes" presentation:placeholder="true">
          <draw:text-box/>
        </draw:frame>
        <draw:frame presentation:style-name="Mpr3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m0$Build-2</meta:generator>
    <dc:date>2018-09-28T17:19:10.840783747</dc:date>
    <meta:editing-duration>PT52M3S</meta:editing-duration>
    <meta:editing-cycles>23</meta:editing-cycles>
    <meta:document-statistic meta:object-count="146"/>
  </office:meta>
</office:document-meta>
</file>